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esultPublisher.publishError( WriteResultPublisher publisher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ResultSubscription.WriteResultSubscription( WriteResultPublisher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Publisher.request( WriteResultPublisher publisher ,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Subscription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Subscription.request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esultPublisher.cancel( WriteResultPublisher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esultPublisher.publishComplete( WriteResultPublisher publis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ResultPublisher.WriteResultPublisher( String logPrefix , Runnable cancel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eResultSubscription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esultPublisher.publishError( WriteResultPublisher publisher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iteResultPublisher.publishError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esultPublisher.changeState( State oldState , State new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ResultPublisher.subscribe( Subscriber &lt; ? super Void &gt; subscri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ResultPublisher.publish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riteResultPublisher.subscribe( WriteResultPublisher publisher , Subscriber &lt; ? super Void &gt; subscrib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